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/>
      <style:text-properties style:font-name="Cambria" style:font-name-asian="Cambria" style:font-name-complex="Cambria"/>
    </style:style>
    <style:style style:name="P2" style:family="paragraph" style:parent-style-name="Standard">
      <style:paragraph-properties fo:margin-top="0in" fo:margin-bottom="0.139in" fo:line-height="115%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3" style:family="paragraph" style:parent-style-name="No_20_Spacing">
      <style:text-properties style:font-name="Arial"/>
    </style:style>
    <style:style style:name="P4" style:family="paragraph" style:parent-style-name="No_20_Spacing" style:master-page-name="Standard">
      <style:paragraph-properties style:page-number="auto"/>
      <style:text-properties style:font-name="Arial" fo:font-weight="bold" style:font-weight-asian="bold" style:font-weight-complex="bold"/>
    </style:style>
    <style:style style:name="P5" style:family="paragraph" style:parent-style-name="No_20_Spacing">
      <style:text-properties style:font-name="Arial"/>
    </style:style>
    <style:style style:name="P6" style:family="paragraph" style:parent-style-name="No_20_Spacing">
      <style:text-properties style:font-name="Arial" fo:font-weight="bold" style:font-weight-asian="bold" style:font-weight-complex="bold"/>
    </style:style>
    <style:style style:name="P7" style:family="paragraph" style:parent-style-name="No_20_Spacing">
      <style:text-properties style:font-name="Arial"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8pt" style:font-size-asian="8pt" style:font-size-complex="8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Symmetric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nite state machines</text:p>
      <text:p text:style-name="P3">A finite state machine is a way to describe a system that has a set of possible states it can be in (e.g., for a person, the set of states could be sleeping, awake, eating, etc) and transitions that can take the system from one state to another (e.g., for a person, waking up could be a transition that takes us from the state of sleeping to the state of being awake).</text:p>
      <text:p text:style-name="P3"/>
      <text:p text:style-name="P3">Finite state machines are usually represented as state diagrams that are similar to flowcharts. <text:s/>States are represented by circles or ovals and transitions are represented by arrows that point from one state to another. <text:s/>Here's an example of a simple finite state machine that represents a door:</text:p>
      <text:p text:style-name="P3"><draw:ellipse text:anchor-type="paragraph" draw:z-index="0" draw:style-name="gr1" draw:text-style-name="P9" svg:width="0.6925in" svg:height="0.4295in" svg:x="2.2972in" svg:y="0.1437in"><text:p text:style-name="P8"><text:span text:style-name="T3">opened</text:span></text:p><text:p text:style-name="P8"><text:span text:style-name="T3">door</text:span></text:p></draw:ellipse></text:p>
      <text:p text:style-name="P3"/>
      <text:p text:style-name="P3"/>
      <text:p text:style-name="P3"><draw:line text:anchor-type="paragraph" draw:z-index="2" draw:style-name="gr2" draw:text-style-name="P9" svg:x1="2.45in" svg:y1="0.0091in" svg:x2="2.4445in" svg:y2="0.7752in"><text:p text:style-name="P9"><text:span text:style-name="T3">close</text:span></text:p><text:p text:style-name="P9"><text:span text:style-name="T3">door</text:span></text:p></draw:line><draw:line text:anchor-type="paragraph" draw:z-index="3" draw:style-name="gr3" draw:text-style-name="P9" svg:x1="2.8173in" svg:y1="0.0091in" svg:x2="2.8118in" svg:y2="0.7752in"><text:p text:style-name="P9"><text:span text:style-name="T3">open</text:span></text:p><text:p text:style-name="P9"><text:span text:style-name="T3">door</text:span></text:p></draw:line></text:p>
      <text:p text:style-name="P3"/>
      <text:p text:style-name="P3"/>
      <text:p text:style-name="P3"/>
      <text:p text:style-name="P3"><draw:ellipse text:anchor-type="paragraph" draw:z-index="1" draw:style-name="gr1" draw:text-style-name="P9" svg:width="0.6925in" svg:height="0.4295in" svg:x="2.2972in" svg:y="0.0457in"><text:p text:style-name="P8"><text:span text:style-name="T3">closed</text:span></text:p><text:p text:style-name="P8"><text:span text:style-name="T3">door</text:span></text:p></draw:ellipse></text:p>
      <text:p text:style-name="P3"/>
      <text:p text:style-name="P3"/>
      <text:p text:style-name="P3"/>
      <text:p text:style-name="P3">Suppose the door is currently opened. <text:s/>So we are in the top state (opened door). <text:s/>If someone closes the door, this is a transition that takes us from the “opened door” state to the “closed door” state. <text:s/>So we have transitioned to another state. <text:s/>From there, we can open the door to transition from the state “closed door” to the state “opened door.”</text:p>
      <text:p text:style-name="P3"/>
      <text:p text:style-name="P3">Finite state machines have a start state (a state that the system is in at the beginning) and a final (or <text:span text:style-name="T1">accept</text:span><text:span text:style-name="T2">)</text:span><text:span text:style-name="T1"> </text:span>state (a state that the system can finish in). <text:s/>The <text:span text:style-name="T1">accept</text:span><text:span text:style-name="T2"> (final) state means that a successful flow of transitions has occurred. <text:s/>Technically, we can end in any state, but only a set of accept states means that there has been a successful flow of transitions.</text:span></text:p>
      <text:p text:style-name="P3"><text:span text:style-name="T2"/></text:p>
      <text:p text:style-name="P3"><text:span text:style-name="T2">We might consider a finite state machine's states as being either off or on, like our computer. <text:s/>A transition might be the pushing of the power button that either turns the computer on or off.</text:span></text:p>
      <text:p text:style-name="P3"><text:span text:style-name="T2"/></text:p>
      <text:p text:style-name="P3">Take a look at a soda machine state diagram. <text:s/>This “system” is initially in the state of waiting for money. <text:s/>Think about it: when you walk up to a soda machine, the first thing you do is insert some money into it. <text:s/>After doing that, you make a selection of the kind of soda you want. <text:s/>The machine then dispenses the soda and waits for someone else to put in some money. <text:s/>For our soda machine, suppose every drink costs $1.00.</text:p>
      <text:p text:style-name="P3"><draw:ellipse text:anchor-type="paragraph" draw:z-index="4" draw:style-name="gr1" draw:text-style-name="P9" svg:width="0.6925in" svg:height="0.4295in" svg:x="0.2752in" svg:y="0.1335in"><text:p text:style-name="P8"><text:span text:style-name="T3">waiting</text:span></text:p><text:p text:style-name="P8"><text:span text:style-name="T3">for</text:span></text:p><text:p text:style-name="P8"><text:span text:style-name="T3">money</text:span></text:p></draw:ellipse><draw:ellipse text:anchor-type="paragraph" draw:z-index="6" draw:style-name="gr1" draw:text-style-name="P9" svg:width="0.6925in" svg:height="0.4295in" svg:x="2.5425in" svg:y="0.1335in"><text:p text:style-name="P9">waiting</text:p><text:p text:style-name="P9">for more</text:p><text:p text:style-name="P9">money</text:p></draw:ellipse></text:p>
      <text:p text:style-name="P3"><draw:line text:anchor-type="paragraph" draw:z-index="9" draw:style-name="gr2" draw:text-style-name="P9" svg:x1="0.9799in" svg:y1="0.1547in" svg:x2="2.5425in" svg:y2="0.1567in"><text:p text:style-name="P8"><text:span text:style-name="T3">$0.25</text:span></text:p><text:p text:style-name="P8"><text:span text:style-name="T3"/></text:p></draw:line></text:p>
      <text:p text:style-name="P3"><draw:line text:anchor-type="paragraph" draw:z-index="8" draw:style-name="gr2" draw:text-style-name="P9" svg:x1="0.9366in" svg:y1="0.0917in" svg:x2="1.4394in" svg:y2="0.4472in"><text:p text:style-name="P8"><text:span text:style-name="T3">$1.00</text:span></text:p><text:p text:style-name="P8"><text:span text:style-name="T3"/></text:p></draw:line></text:p>
      <text:p text:style-name="P3"><draw:line text:anchor-type="paragraph" draw:z-index="13" draw:style-name="gr2" draw:text-style-name="P9" svg:x1="2.861in" svg:y1="0.0354in" svg:x2="2.861in" svg:y2="0.2346in"><text:p text:style-name="P8"><text:span text:style-name="T3">$0.25</text:span></text:p><text:p text:style-name="P8"><text:span text:style-name="T3"/></text:p><text:p text:style-name="P8"><text:span text:style-name="T3"/></text:p><text:p text:style-name="P8"><text:span text:style-name="T3"/></text:p><text:p text:style-name="P8"><text:span text:style-name="T3"/></text:p><text:p text:style-name="P8"><text:span text:style-name="T3"/></text:p></draw:line><draw:line text:anchor-type="paragraph" draw:z-index="16" draw:style-name="gr3" draw:text-style-name="P9" svg:x1="0.6in" svg:y1="0.0354in" svg:x2="0.5937in" svg:y2="0.8571in"><text:p text:style-name="P8"><text:span text:style-name="T3">dispense</text:span></text:p><text:p text:style-name="P8"><text:span text:style-name="T3"/></text:p></draw:line></text:p>
      <text:p text:style-name="P3"><draw:ellipse text:anchor-type="paragraph" draw:z-index="5" draw:style-name="gr1" draw:text-style-name="P9" svg:width="0.6925in" svg:height="0.4295in" svg:x="1.348in" svg:y="0.0327in"><text:p text:style-name="P9">waiting</text:p><text:p text:style-name="P9">on</text:p><text:p text:style-name="P9">selection</text:p></draw:ellipse><draw:ellipse text:anchor-type="paragraph" draw:z-index="11" draw:style-name="gr1" draw:text-style-name="P9" svg:width="0.6925in" svg:height="0.4295in" svg:x="2.5425in" svg:y="0.0327in"><text:p text:style-name="P9">waiting</text:p><text:p text:style-name="P9">for more</text:p><text:p text:style-name="P9">money</text:p></draw:ellipse></text:p>
      <text:p text:style-name="P3"/>
      <text:p text:style-name="P3"><draw:line text:anchor-type="paragraph" draw:z-index="10" draw:style-name="gr3" draw:text-style-name="P9" svg:x1="0.8634in" svg:y1="0.3693in" svg:x2="1.3906in" svg:y2="0.0327in"><text:p text:style-name="P8"><text:span text:style-name="T3">select</text:span></text:p><text:p text:style-name="P8"><text:span text:style-name="T3"/></text:p></draw:line><draw:line text:anchor-type="paragraph" draw:z-index="14" draw:style-name="gr2" draw:text-style-name="P9" svg:x1="2.861in" svg:y1="0.1307in" svg:x2="2.861in" svg:y2="0.3299in"><text:p text:style-name="P8"><text:span text:style-name="T3">$0.25</text:span></text:p><text:p text:style-name="P8"><text:span text:style-name="T3"/></text:p><text:p text:style-name="P8"><text:span text:style-name="T3"/></text:p><text:p text:style-name="P8"><text:span text:style-name="T3"/></text:p><text:p text:style-name="P8"><text:span text:style-name="T3"/></text:p><text:p text:style-name="P8"><text:span text:style-name="T3"/></text:p></draw:line><draw:line text:anchor-type="paragraph" draw:z-index="15" draw:style-name="gr3" draw:text-style-name="P9" svg:x1="1.9543in" svg:y1="0.0201in" svg:x2="2.5909in" svg:y2="0.4126in"><text:p text:style-name="P8"><text:span text:style-name="T3">$0.25</text:span></text:p><text:p text:style-name="P8"><text:span text:style-name="T3"/></text:p></draw:line></text:p>
      <text:p text:style-name="P3"><draw:ellipse text:anchor-type="paragraph" draw:z-index="7" draw:style-name="gr1" draw:text-style-name="P9" svg:width="0.6925in" svg:height="0.4295in" svg:x="0.2752in" svg:y="0.1543in"><text:p text:style-name="P9">dispensing</text:p></draw:ellipse><draw:ellipse text:anchor-type="paragraph" draw:z-index="12" draw:style-name="gr1" draw:text-style-name="P9" svg:width="0.6925in" svg:height="0.4295in" svg:x="2.5425in" svg:y="0.1543in"><text:p text:style-name="P9">waiting</text:p><text:p text:style-name="P9">for more</text:p><text:p text:style-name="P9">money</text:p></draw:ellipse></text:p>
      <text:p text:style-name="P3"/>
      <text:p text:style-name="P3"/>
      <text:p text:style-name="P3"/>
      <text:p text:style-name="P7">There are a lot of different combinations of coins and paper money that make up $1.00. <text:s/>The state diagram above only shows inserting $1.00 and four quarters. <text:s/>But we could include more states and transitions to represent “10 dimes,” “1 quarter, 7 dimes and 1 nickel,” “2 quarters and 5 dimes,” and even “3 quarters, 2 dimes and 1 nickel.” <text:s/>At this time, add to the state diagram to <text:soft-page-break/>represent these other options. <text:s/>This can be done on the board together as a class, or it can be started on the board and finished in class by the students. <text:s/>A review can then be done after the students have attempted to add to the state diagram.</text:p>
      <text:p text:style-name="P7"/>
      <text:p text:style-name="P6">Dead-reckoning a maze</text:p>
      <text:p text:style-name="P3">To see how we might use a state diagram and finite state machines, we can take a look at solving a maze. <text:s/>This is something that we can use our Boe-Bot to do as well. <text:s/>Later we'll see how programming our Boe-Bot as a finite state machine can simplify solving a maze.</text:p>
      <text:p text:style-name="P3"/>
      <text:p text:style-name="P3">We can consider one state per action. <text:s/>And it may even be that actions (or transitions) are automatic in that something doesn't necessarily have to <text:span text:style-name="T1">trigger </text:span>them. <text:s/>For example, to solve a maze we might just go forward 10 steps (a transition), then automatically turn right 90 degrees (another transition), and then walk forward 2 steps (another transition), and so on. <text:s/>This kind of approach to solving a maze (where we measure distances and turns and “replay” those movements) is known as dead-reckoning.</text:p>
      <text:p text:style-name="P3"/>
      <text:p text:style-name="P3">Here's a state machine that illustrates walking from one point in the room back to the same point in the room:</text:p>
      <text:p text:style-name="P3"><draw:ellipse text:anchor-type="paragraph" draw:z-index="17" draw:style-name="gr1" draw:text-style-name="P9" svg:width="0.6925in" svg:height="0.4295in" svg:x="0.2752in" svg:y="0.1028in"><text:p text:style-name="P8"><text:span text:style-name="T3">starting</text:span></text:p><text:p text:style-name="P8"><text:span text:style-name="T3">point</text:span></text:p></draw:ellipse><draw:circle text:anchor-type="paragraph" draw:z-index="18" draw:style-name="gr1" draw:text-style-name="P9" svg:width="0.4185in" svg:height="0.4185in" svg:x="1.8744in" svg:y="0.1028in"><text:p/></draw:circle><draw:circle text:anchor-type="paragraph" draw:z-index="19" draw:style-name="gr1" draw:text-style-name="P9" svg:width="0.4185in" svg:height="0.4185in" svg:x="3.1992in" svg:y="0.1028in"><text:p/></draw:circle></text:p>
      <text:p text:style-name="P3"><draw:line text:anchor-type="paragraph" draw:z-index="24" draw:style-name="gr2" draw:text-style-name="P9" svg:x1="0.9673in" svg:y1="0.1307in" svg:x2="1.8744in" svg:y2="0.1272in"><text:p text:style-name="P8"><text:span text:style-name="T3">forward</text:span></text:p><text:p text:style-name="P8"><text:span text:style-name="T3">20 steps</text:span></text:p></draw:line><draw:line text:anchor-type="paragraph" draw:z-index="25" draw:style-name="gr2" draw:text-style-name="P9" svg:x1="2.2925in" svg:y1="0.1244in" svg:x2="3.1996in" svg:y2="0.1209in"><text:p text:style-name="P8"><text:span text:style-name="T3">right</text:span></text:p><text:p text:style-name="P8"><text:span text:style-name="T3">90 degrees</text:span></text:p></draw:line></text:p>
      <text:p text:style-name="P3"><draw:line text:anchor-type="paragraph" draw:z-index="26" draw:style-name="gr2" draw:text-style-name="P9" svg:x1="3.6173in" svg:y1="0.0429in" svg:x2="4.6992in" svg:y2="0.4657in"><text:p text:style-name="P8"><text:span text:style-name="T3">forward</text:span></text:p><text:p text:style-name="P8"><text:span text:style-name="T3">20 steps</text:span></text:p></draw:line></text:p>
      <text:p text:style-name="P3"><draw:line text:anchor-type="paragraph" draw:z-index="30" draw:style-name="gr3" draw:text-style-name="P9" svg:x1="0.6307in" svg:y1="0.0047in" svg:x2="0.6244in" svg:y2="0.8413in"><text:p text:style-name="P8"><text:span text:style-name="T3">forward</text:span></text:p><text:p text:style-name="P8"><text:span text:style-name="T3">20 steps</text:span></text:p></draw:line></text:p>
      <text:p text:style-name="P3"><draw:circle text:anchor-type="paragraph" draw:z-index="20" draw:style-name="gr1" draw:text-style-name="P9" svg:width="0.4185in" svg:height="0.4185in" svg:x="4.6598in" svg:y="0.0354in"><text:p/></draw:circle></text:p>
      <text:p text:style-name="P3"><draw:circle text:anchor-type="paragraph" draw:z-index="23" draw:style-name="gr1" draw:text-style-name="P9" svg:width="0.4185in" svg:height="0.4185in" svg:x="0.4118in" svg:y="0.4902in"><text:p/></draw:circle><draw:circle text:anchor-type="paragraph" draw:z-index="22" draw:style-name="gr1" draw:text-style-name="P9" svg:width="0.4185in" svg:height="0.4185in" svg:x="1.8744in" svg:y="0.4902in"><text:p/></draw:circle><draw:circle text:anchor-type="paragraph" draw:z-index="21" draw:style-name="gr1" draw:text-style-name="P9" svg:width="0.4185in" svg:height="0.4185in" svg:x="3.1992in" svg:y="0.4902in"><text:p/></draw:circle></text:p>
      <text:p text:style-name="P3"><draw:line text:anchor-type="paragraph" draw:z-index="28" draw:style-name="gr3" draw:text-style-name="P9" svg:x1="0.8299in" svg:y1="0.535in" svg:x2="1.8744in" svg:y2="0.5307in"><text:p text:style-name="P8"><text:span text:style-name="T3">right</text:span></text:p><text:p text:style-name="P8"><text:span text:style-name="T3">90 degrees</text:span></text:p></draw:line><draw:line text:anchor-type="paragraph" draw:z-index="29" draw:style-name="gr3" draw:text-style-name="P9" svg:x1="2.2925in" svg:y1="0.5307in" svg:x2="3.1996in" svg:y2="0.5244in"><text:p text:style-name="P8"><text:span text:style-name="T3">forward</text:span></text:p><text:p text:style-name="P8"><text:span text:style-name="T3">20 steps</text:span></text:p></draw:line><draw:line text:anchor-type="paragraph" draw:z-index="27" draw:style-name="gr3" draw:text-style-name="P9" svg:x1="3.6173in" svg:y1="0.5421in" svg:x2="4.7173in" svg:y2="0.0201in"><text:p text:style-name="P8"><text:span text:style-name="T3">right</text:span></text:p><text:p text:style-name="P8"><text:span text:style-name="T3">90 degrees</text:span></text:p></draw:line></text:p>
      <text:p text:style-name="P3"/>
      <text:p text:style-name="P3"/>
      <text:p text:style-name="P3"/>
      <text:p text:style-name="P3"/>
      <text:p text:style-name="P3">We can relate this to the Boe-Bot solving an actual maze. <text:s/>For example, going forward “20 steps” could mean coding a “for loop” that executes a PULSOUT 41 times. <text:s/>Turning to the right 90 degrees could mean a sequence of PULSOUTs such that our left wheel goes forward and our right wheel goes backward the appropriate number of loops to make the turn.</text:p>
      <text:p text:style-name="P3"/>
      <text:p text:style-name="P3">We could program our Boe-Bot to solve the maze using “dead reckoning.” <text:s/>This means literally calculating distances and turns, and then programming our Boe-Bot to go forward a certain distance, make a turn, go forward again, make another turn, and so on.</text:p>
      <text:p text:style-name="P3"/>
      <text:p text:style-name="P3">Do you see any problems with this kind of approach?</text:p>
      <text:p text:style-name="P3"/>
      <text:p text:style-name="P3">What happens if our Boe-Bot's wheels slip on the floor? <text:s/>Perhaps there's a slippery section. <text:s/>How might this affect the Boe-Bot? <text:s/>Would this maybe prevent it from navigating the maze properly?</text:p>
      <text:p text:style-name="P3"/>
      <text:p text:style-name="P3">What if we placed an obstacle in front of the Boe-Bot at the last minute? <text:s/>We wouldn't have programmed it to navigate around the obstacle, so it would collide. <text:s/>If the obstacle is substantial enough, it might hinder the Boe-Bot enough to veer it off course.</text:p>
      <text:p text:style-name="P3"/>
      <text:p text:style-name="P3">Or if we don't place our Boe-Bot in the exact same starting location each time. <text:s/>That might affect how we solve the maze from one try to another.</text:p>
      <text:p text:style-name="P3"/>
      <text:p text:style-name="P3">Another possible problem involves the battery level on the Boe-Bot. <text:s/>At this point, illustrate moving forward with the Boe-Bot. <text:s/>Try it when the battery is full and again when the battery is not full. <text:s/>Measure the distance each time. <text:s/>It helps to have the Boe-Bot go a decent distance <text:soft-page-break/>(say, 3 feet). <text:s/>Notice the difference in the distance the Boe-Bot travels for the same code (same number of PULSOUTs) when the battery is full or not.</text:p>
      <text:p text:style-name="P3"/>
      <text:p text:style-name="P3">Have the students program their Boe-Bots and use dead-reckoning to start and return to the same location (and orientation) almost as we did in the example above. <text:s/>They should program subroutines for going forward and turning to the right (or left). <text:s/>Their program could involve calling each subroutine four times.</text:p>
      <text:p text:style-name="P3"/>
      <text:p text:style-name="P6">Using brute force to solve a maze</text:p>
      <text:p text:style-name="P3">How might we solve a maze if we did not know what the maze looked like beforehand? <text:s/>We couldn't use dead-reckoning in this case.</text:p>
      <text:p text:style-name="P3"/>
      <text:p text:style-name="P3">Maybe we could try every possible direction. <text:s/>If we hit an obstacle, we go backwards a little and make a turn. <text:s/>Or maybe we could come back to a previous choice if we find out that taking one path doesn't solve the maze. <text:s/>This means memorizing where you've been (which may be difficult with the Boe-Bot). <text:s/>This kind of approach is known as the brute force approach. <text:s/>It essentially implies trying every possibility. <text:s/>We're bound to succeed at some point. <text:s/>But we're not guaranteed to solve the maze efficiently at all.</text:p>
      <text:p text:style-name="P3"/>
      <text:p text:style-name="P3">What problems do you see with using the brute force approach, particularly with the Boe-Bot?</text:p>
      <text:p text:style-name="P3"/>
      <text:p text:style-name="P3">Since our Boe-Bot has limitations in hardware and even software, we may not have enough memory or time to successfully navigate the maze. <text:s/>And with the Boe-Bot, how do you recognize where you've been? <text:s/>This is a difficult problem. <text:s/>One strategy that we'll talk about later involves following the left or right wall and using sensors to determine where to make turns and in what directio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Symmetric_20_Arrow" draw:display-name="Symmetric Arrow" svg:viewBox="0 0 1131 902" svg:d="m564 0-564 902h1131z"/>
    <draw:marker draw:name="msArrowEnd_20_5" draw:display-name="msArrowEnd 5" svg:viewBox="0 0 120 120" svg:d="m60 0 60 120h-1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start" style:justify-single-word="false" fo:orphans="0" fo:widows="0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orphans="0" fo:widows="0" fo:hyphenation-ladder-count="no-limit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en" style:country-complex="US" fo:hyphenate="false" fo:hyphenation-remain-char-count="2" fo:hyphenation-push-char-count="2"/>
    </style:style>
    <style:style style:name="header" style:family="paragraph" style:parent-style-name="Standard">
      <style:paragraph-properties fo:margin-top="0in" fo:margin-bottom="0in" style:line-height-at-least="0.0693in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>
      <style:paragraph-properties fo:margin-top="0in" fo:margin-bottom="0in" style:line-height-at-least="0.0693in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in" fo:margin-bottom="0in" style:line-height-at-least="0.0693in"/>
      <style:text-properties style:font-name="Tahoma" fo:font-size="8pt" style:font-name-asian="Tahoma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Symbol" style:font-name-asian="Symbol" style:font-name-complex="Symbol"/>
    </style:style>
    <style:style style:name="RTF_5f_Num_20_4_20_2" style:display-name="RTF_Num 4 2" style:family="text">
      <style:text-properties style:font-name="Courier New" style:font-name-asian="Courier New" style:font-name-complex="Courier New"/>
    </style:style>
    <style:style style:name="RTF_5f_Num_20_4_20_3" style:display-name="RTF_Num 4 3" style:family="text">
      <style:text-properties style:font-name="Wingdings" style:font-name-asian="Wingdings" style:font-name-complex="Wingdings"/>
    </style:style>
    <style:style style:name="RTF_5f_Num_20_4_20_4" style:display-name="RTF_Num 4 4" style:family="text">
      <style:text-properties style:font-name="Symbol" style:font-name-asian="Symbol" style:font-name-complex="Symbol"/>
    </style:style>
    <style:style style:name="RTF_5f_Num_20_4_20_5" style:display-name="RTF_Num 4 5" style:family="text">
      <style:text-properties style:font-name="Courier New" style:font-name-asian="Courier New" style:font-name-complex="Courier New"/>
    </style:style>
    <style:style style:name="RTF_5f_Num_20_4_20_6" style:display-name="RTF_Num 4 6" style:family="text">
      <style:text-properties style:font-name="Wingdings" style:font-name-asian="Wingdings" style:font-name-complex="Wingdings"/>
    </style:style>
    <style:style style:name="RTF_5f_Num_20_4_20_7" style:display-name="RTF_Num 4 7" style:family="text">
      <style:text-properties style:font-name="Symbol" style:font-name-asian="Symbol" style:font-name-complex="Symbol"/>
    </style:style>
    <style:style style:name="RTF_5f_Num_20_4_20_8" style:display-name="RTF_Num 4 8" style:family="text">
      <style:text-properties style:font-name="Courier New" style:font-name-asian="Courier New" style:font-name-complex="Courier New"/>
    </style:style>
    <style:style style:name="RTF_5f_Num_20_4_20_9" style:display-name="RTF_Num 4 9" style:family="text">
      <style:text-properties style:font-name="Wingdings" style:font-name-asian="Wingdings" style:font-name-complex="Wingdings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39in"/>
      <style:text-properties style:font-name="Cambria" style:font-name-asian="Cambria" style:font-name-complex="Cambria"/>
    </style:style>
    <style:style style:name="MP2" style:family="paragraph" style:parent-style-name="Standard">
      <style:paragraph-properties fo:margin-top="0in" fo:margin-bottom="0.139in" fo:line-height="115%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page-layout style:name="Mpm1">
      <style:page-layout-properties fo:page-width="8.5in" fo:page-height="11in" style:num-format="1" style:print-orientation="portrait" fo:margin-top="0.2in" fo:margin-bottom="0.5in" fo:margin-left="1in" fo:margin-right="1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5in" fo:margin-left="0in" fo:margin-right="0in" fo:margin-bottom="0.511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39in" fo:margin-left="1in" fo:margin-right="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Cyber Science<text:tab/><text:tab/><text:tab/><text:tab/>Lesson 27: Artificial Intelligence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4T08:34:00</meta:creation-date>
    <dc:creator>Jean Gourd</dc:creator>
    <dc:date>2011-02-14T09:16:56</dc:date>
    <meta:editing-cycles>50</meta:editing-cycles>
    <meta:editing-duration>PT03H22M31S</meta:editing-duration>
    <meta:generator>OpenOffice.org/3.2$Linux OpenOffice.org_project/320m12$Build-9483</meta:generator>
    <meta:document-statistic meta:table-count="0" meta:image-count="0" meta:object-count="0" meta:page-count="3" meta:paragraph-count="26" meta:word-count="1212" meta:character-count="6759"/>
    <meta:user-defined meta:name="Info 1"/>
    <meta:user-defined meta:name="Info 2"/>
    <meta:user-defined meta:name="Info 3"/>
    <meta:user-defined meta:name="Info 4"/>
  </office:meta>
</office:document-meta>
</file>